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automatic-styles>
    <style:style style:name="P1" style:family="paragraph" style:parent-style-name="Heading_20_1">
      <style:text-properties officeooo:rsid="0016d242" officeooo:paragraph-rsid="0016d242"/>
    </style:style>
    <style:style style:name="P2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5" style:family="paragraph" style:parent-style-name="Heading_20_2">
      <style:paragraph-properties fo:break-before="page"/>
      <style:text-properties officeooo:rsid="001958c9" officeooo:paragraph-rsid="001958c9"/>
    </style:style>
    <style:style style:name="P6" style:family="paragraph" style:parent-style-name="Text_20_body">
      <style:text-properties officeooo:paragraph-rsid="001958c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 text:is-list-header="true">CE444: Geotechnical Design</text:h>
      <text:h text:style-name="P1" text:outline-level="1">Homework Assignment <text:span text:style-name="T1">#</text:span><text:span text:style-name="T2">3</text:span></text:h>
      <text:p text:style-name="P2"/>
      <text:p text:style-name="P2">February 6<text:span text:style-name="T1">th</text:span><text:span text:style-name="T2">, 2026</text:span></text:p>
      <text:p text:style-name="P2"/>
      <text:p text:style-name="P3">To: Dr. Arash Khosravifar</text:p>
      <text:p text:style-name="P4">From: Brandon Auyeung</text:p>
      <text:h text:style-name="P5" text:outline-level="2">Problem 1.</text:h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2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1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1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21:24:16.178957462</meta:creation-date>
    <meta:editing-duration>PT20S</meta:editing-duration>
    <meta:editing-cycles>2</meta:editing-cycles>
    <meta:generator>LibreOffice/25.8.4.2$Linux_X86_64 LibreOffice_project/580$Build-2</meta:generator>
    <dc:title>PuRdReport</dc:title>
    <dc:date>2026-02-01T21:24:35.297017763</dc:date>
    <meta:document-statistic meta:table-count="0" meta:image-count="0" meta:object-count="0" meta:page-count="2" meta:paragraph-count="6" meta:word-count="18" meta:character-count="122" meta:non-whitespace-character-count="110"/>
    <meta:template xlink:type="simple" xlink:actuate="onRequest" xlink:title="PuRdReport" xlink:href="../../../../Templates/PuRdReport.ott" meta:date="2026-02-01T21:24:15.444954255"/>
  </office:meta>
</office:document-meta>
</file>